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Heading_20_2">
      <style:paragraph-properties fo:break-before="page"/>
    </style:style>
    <style:style style:name="P4" style:family="paragraph" style:parent-style-name="Text_20_body" style:list-style-name="L3"/>
    <style:style style:name="P5" style:family="paragraph" style:parent-style-name="Text_20_body" style:list-style-name="L4"/>
    <style:style style:name="P6" style:family="paragraph" style:parent-style-name="Preformatted_20_Text">
      <style:paragraph-properties fo:margin-top="0in" fo:margin-bottom="0.1965in" style:contextual-spacing="false"/>
    </style:style>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 Overview</text:h>
      <text:p text:style-name="Text_20_body">AstroPalm is a two-feature AI-based application that provides personalized astrological insights based on user birthdate and classifies palm images to offer personality/fate predictions. This project combines both traditional astrology and modern deep learning approaches for palmistry.</text:p>
      <text:h text:style-name="Heading_20_2" text:outline-level="2">🌌 Features<text:tab/></text:h>
      <text:h text:style-name="Heading_20_3" text:outline-level="3">1. Astrology Based on Birthdate</text:h>
      <text:list text:style-name="L1">
        <text:list-item>
          <text:p text:style-name="P1">Input: Date of Birth (and optionally time/location)</text:p>
        </text:list-item>
        <text:list-item>
          <text:p text:style-name="P1">Output:</text:p>
          <text:list>
            <text:list-item>
              <text:p text:style-name="P1">Zodiac Sign</text:p>
            </text:list-item>
            <text:list-item>
              <text:p text:style-name="P1">Personality Traits</text:p>
            </text:list-item>
            <text:list-item>
              <text:p text:style-name="P1">Daily/Weekly Predictions</text:p>
            </text:list-item>
            <text:list-item>
              <text:p text:style-name="P1">Vedic/Nakshatra insights (optional)</text:p>
            </text:list-item>
          </text:list>
        </text:list-item>
      </text:list>
      <text:h text:style-name="Heading_20_3" text:outline-level="3">2. Palm Reading via Image Classification</text:h>
      <text:list text:style-name="L2">
        <text:list-item>
          <text:p text:style-name="P2">Input: Image of user's palm</text:p>
        </text:list-item>
        <text:list-item>
          <text:p text:style-name="P2">Output: Personality predictions based on palm lines and features</text:p>
        </text:list-item>
      </text:list>
      <text:h text:style-name="Heading_20_2" text:outline-level="2"/>
      <text:h text:style-name="Heading_20_2" text:outline-level="2"/>
      <text:h text:style-name="P3" text:outline-level="2">🔗 Resources</text:h>
      <text:h text:style-name="Heading_20_3" text:outline-level="3">Astrology</text:h>
      <text:list text:style-name="L3">
        <text:list-item>
          <text:p text:style-name="P4"><text:span text:style-name="Strong_20_Emphasis">APIs:</text:span></text:p>
          <text:list>
            <text:list-item>
              <text:p text:style-name="P4"><text:a xlink:type="simple" xlink:href="https://www.astrology-api.com/" text:style-name="Internet_20_link" text:visited-style-name="Visited_20_Internet_20_Link">Astrology API</text:a></text:p>
            </text:list-item>
            <text:list-item>
              <text:p text:style-name="P4"><text:a xlink:type="simple" xlink:href="https://aztro.readthedocs.io/en/latest/" text:style-name="Internet_20_link" text:visited-style-name="Visited_20_Internet_20_Link">Horoscope API (Heroku)</text:a></text:p>
            </text:list-item>
          </text:list>
        </text:list-item>
        <text:list-item>
          <text:p text:style-name="P4"><text:span text:style-name="Strong_20_Emphasis">Libraries:</text:span></text:p>
          <text:list>
            <text:list-item>
              <text:p text:style-name="P4"><text:a xlink:type="simple" xlink:href="https://github.com/flatangle/flatlib" text:style-name="Internet_20_link" text:visited-style-name="Visited_20_Internet_20_Link">flatlib (Python astrology library)</text:a></text:p>
            </text:list-item>
            <text:list-item>
              <text:p text:style-name="P4"><text:a xlink:type="simple" xlink:href="https://pypi.org/project/pyswisseph/" text:style-name="Internet_20_link" text:visited-style-name="Visited_20_Internet_20_Link">pyswisseph (Swiss Ephemeris)</text:a></text:p>
            </text:list-item>
          </text:list>
        </text:list-item>
      </text:list>
      <text:h text:style-name="Heading_20_3" text:outline-level="3">Palm Reading</text:h>
      <text:list text:style-name="L4">
        <text:list-item>
          <text:p text:style-name="P5"><text:span text:style-name="Strong_20_Emphasis">Datasets:</text:span></text:p>
          <text:list>
            <text:list-item>
              <text:p text:style-name="P5"><text:a xlink:type="simple" xlink:href="https://www.kaggle.com/datasets/kmader/skin-cancer-mnist-ham10000" text:style-name="Internet_20_link" text:visited-style-name="Visited_20_Internet_20_Link">Palm Print Dataset on Kaggle</text:a> <text:span text:style-name="Emphasis">(edit: limited palmistry datasets available, may require manual collection)</text:span></text:p>
            </text:list-item>
            <text:list-item>
              <text:p text:style-name="P5"><text:a xlink:type="simple" xlink:href="https://github.com/vikas-ukani/palmistry" text:style-name="Internet_20_link" text:visited-style-name="Visited_20_Internet_20_Link">GitHub Palmistry Dataset Example</text:a></text:p>
            </text:list-item>
          </text:list>
        </text:list-item>
        <text:list-item>
          <text:p text:style-name="P5"><text:span text:style-name="Strong_20_Emphasis">Model References:</text:span></text:p>
          <text:list>
            <text:list-item>
              <text:p text:style-name="P5"><text:a xlink:type="simple" xlink:href="https://www.tensorflow.org/tutorials/images/transfer_learning" text:style-name="Internet_20_link" text:visited-style-name="Visited_20_Internet_20_Link">TensorFlow Transfer Learning Guide</text:a></text:p>
            </text:list-item>
            <text:list-item>
              <text:p text:style-name="P5"><text:a xlink:type="simple" xlink:href="https://keras.io/examples/vision/grad_cam/" text:style-name="Internet_20_link" text:visited-style-name="Visited_20_Internet_20_Link">Grad-CAM for Explainable AI</text:a></text:p>
            </text:list-item>
          </text:list>
        </text:list-item>
      </text:list>
      <text:h text:style-name="Heading_20_2" text:outline-level="2"/>
      <text:h text:style-name="P3" text:outline-level="2">📂 Project Structure &amp; Pipeline</text:h>
      <text:h text:style-name="Heading_20_3" text:outline-level="3">Backend</text:h>
      <text:p text:style-name="Preformatted_20_Text"><text:span text:style-name="Source_20_Text">/astropalm-backend</text:span></text:p>
      <text:p text:style-name="Preformatted_20_Text"><text:span text:style-name="Source_20_Text">|-- astrology/</text:span></text:p>
      <text:p text:style-name="Preformatted_20_Text"><text:span text:style-name="Source_20_Text">| <text:s text:c="2"/>|-- zodiac.py</text:span></text:p>
      <text:p text:style-name="Preformatted_20_Text"><text:span text:style-name="Source_20_Text">| <text:s text:c="2"/>|-- vedic_calc.py</text:span></text:p>
      <text:p text:style-name="Preformatted_20_Text"><text:span text:style-name="Source_20_Text">|-- palmistry/</text:span></text:p>
      <text:p text:style-name="Preformatted_20_Text"><text:span text:style-name="Source_20_Text">| <text:s text:c="2"/>|-- model.py</text:span></text:p>
      <text:p text:style-name="Preformatted_20_Text"><text:span text:style-name="Source_20_Text">| <text:s text:c="2"/>|-- preprocess.py</text:span></text:p>
      <text:p text:style-name="Preformatted_20_Text"><text:span text:style-name="Source_20_Text">|-- api/</text:span></text:p>
      <text:p text:style-name="Preformatted_20_Text"><text:span text:style-name="Source_20_Text">| <text:s text:c="2"/>|-- routes.py</text:span></text:p>
      <text:p text:style-name="Preformatted_20_Text"><text:span text:style-name="Source_20_Text">|-- auth/</text:span></text:p>
      <text:p text:style-name="Preformatted_20_Text"><text:span text:style-name="Source_20_Text">| <text:s text:c="2"/>|-- login.py</text:span></text:p>
      <text:p text:style-name="Preformatted_20_Text"><text:span text:style-name="Source_20_Text">|-- utils/</text:span></text:p>
      <text:p text:style-name="P6"><text:span text:style-name="Source_20_Text">|-- main.py</text:span></text:p>
      <text:h text:style-name="Heading_20_3" text:outline-level="3"><text:s/>(React / Flutter UI)</text:h>
      <text:p text:style-name="Preformatted_20_Text"><text:span text:style-name="Source_20_Text">/astropalm-frontend</text:span></text:p>
      <text:p text:style-name="Preformatted_20_Text"><text:span text:style-name="Source_20_Text">|-- src/</text:span></text:p>
      <text:p text:style-name="Preformatted_20_Text"><text:span text:style-name="Source_20_Text">| <text:s text:c="2"/>|-- components/</text:span></text:p>
      <text:p text:style-name="Preformatted_20_Text"><text:span text:style-name="Source_20_Text">| <text:s text:c="2"/>|-- pages/</text:span></text:p>
      <text:p text:style-name="Preformatted_20_Text"><text:span text:style-name="Source_20_Text">| <text:s text:c="2"/>|-- api/</text:span></text:p>
      <text:p text:style-name="P6"><text:span text:style-name="Source_20_Text">| <text:s text:c="2"/>|-- App.jsx</text:span></text:p>
      <text:h text:style-name="Heading_20_3" text:outline-level="3">Pipeline</text:h>
      <text:h text:style-name="Heading_20_4" text:outline-level="4">Astrology:</text:h>
      <text:list text:style-name="L5">
        <text:list-item>
          <text:p text:style-name="P7">Input: DOB (Time + Location optional)</text:p>
        </text:list-item>
        <text:list-item>
          <text:p text:style-name="P7">Calculate Zodiac and Traits using API or custom logic (flatlib)</text:p>
        </text:list-item>
        <text:list-item>
          <text:p text:style-name="P7">Fetch Horoscope (API)</text:p>
        </text:list-item>
        <text:list-item>
          <text:p text:style-name="P7">Display Report (PDF/HTML)</text:p>
        </text:list-item>
      </text:list>
      <text:h text:style-name="Heading_20_4" text:outline-level="4">Palm Reading:</text:h>
      <text:list text:style-name="L6">
        <text:list-item>
          <text:p text:style-name="P8">Upload Palm Image</text:p>
        </text:list-item>
        <text:list-item>
          <text:p text:style-name="P8">Preprocess image using OpenCV</text:p>
        </text:list-item>
        <text:list-item>
          <text:p text:style-name="P8">Run through CNN model</text:p>
        </text:list-item>
        <text:list-item>
          <text:p text:style-name="P8">Predict personality label</text:p>
        </text:list-item>
        <text:list-item>
          <text:p text:style-name="P8">Visualize result with Grad-CAM (optional)</text:p>
        </text:list-item>
      </text:list>
      <text:h text:style-name="Heading_20_2" text:outline-level="2"/>
      <text:h text:style-name="P3" text:outline-level="2">🔹 GUI Features</text:h>
      <text:list text:style-name="L7">
        <text:list-item>
          <text:p text:style-name="P9"><text:span text:style-name="Strong_20_Emphasis">Home Page:</text:span> About App and Features</text:p>
        </text:list-item>
        <text:list-item>
          <text:p text:style-name="P9"><text:span text:style-name="Strong_20_Emphasis">Astrology Page:</text:span> Enter birthdate, view detailed report</text:p>
        </text:list-item>
        <text:list-item>
          <text:p text:style-name="P9"><text:span text:style-name="Strong_20_Emphasis">Palm Reader:</text:span> Upload palm image, view prediction and Grad-CAM overlay</text:p>
        </text:list-item>
        <text:list-item>
          <text:p text:style-name="P9"><text:span text:style-name="Strong_20_Emphasis">Compatibility Check (Extra):</text:span> Compare two birthdates</text:p>
        </text:list-item>
        <text:list-item>
          <text:p text:style-name="P9"><text:span text:style-name="Strong_20_Emphasis">Login/Admin Panel:</text:span> (Optional) Secure data access and predictions history</text:p>
        </text:list-item>
      </text:list>
      <text:p text:style-name="Horizontal_20_Line"/>
      <text:h text:style-name="Heading_20_2" text:outline-level="2">⚡ Deep Important Information</text:h>
      <text:h text:style-name="Heading_20_3" text:outline-level="3">Astrology:</text:h>
      <text:list text:style-name="L8">
        <text:list-item>
          <text:p text:style-name="P10">Include <text:span text:style-name="Strong_20_Emphasis">birth time and location</text:span> for precision in Vedic astrology.</text:p>
        </text:list-item>
        <text:list-item>
          <text:p text:style-name="P10">Use <text:span text:style-name="Strong_20_Emphasis">Swiss Ephemeris</text:span> for accurate astronomical data.</text:p>
        </text:list-item>
        <text:list-item>
          <text:p text:style-name="P10">Store zodiac traits locally or in DB for fast access.</text:p>
        </text:list-item>
      </text:list>
      <text:h text:style-name="Heading_20_3" text:outline-level="3">Palm Reading:</text:h>
      <text:list text:style-name="L9">
        <text:list-item>
          <text:p text:style-name="P11">Palm images vary greatly. Apply <text:span text:style-name="Strong_20_Emphasis">image normalization, grayscale, edge detection</text:span>.</text:p>
        </text:list-item>
        <text:list-item>
          <text:p text:style-name="P11">Apply <text:span text:style-name="Strong_20_Emphasis">Data Augmentation</text:span> (flip, rotate, zoom) to improve model generalization.</text:p>
        </text:list-item>
        <text:list-item>
          <text:p text:style-name="P11">Start with <text:span text:style-name="Strong_20_Emphasis">Transfer Learning</text:span> (e.g., MobileNetV2) for smaller datasets.</text:p>
        </text:list-item>
      </text:list>
      <text:h text:style-name="Heading_20_3" text:outline-level="3">General:</text:h>
      <text:list text:style-name="L10">
        <text:list-item>
          <text:p text:style-name="P12">Use <text:span text:style-name="Strong_20_Emphasis">Flask/Django</text:span> as backend API.</text:p>
        </text:list-item>
        <text:list-item>
          <text:p text:style-name="P12">Secure API with JWT auth.</text:p>
        </text:list-item>
        <text:list-item>
          <text:p text:style-name="P12">Log user predictions for analysis (if needed).</text:p>
        </text:list-item>
        <text:list-item>
          <text:p text:style-name="P12">Offer <text:span text:style-name="Strong_20_Emphasis">PDF export</text:span> for personalized astro + palm report.</text:p>
        </text:list-item>
      </text:list>
      <text:p text:style-name="Horizontal_20_Line"/>
      <text:h text:style-name="Heading_20_2" text:outline-level="2">📦 Deployment Suggestions</text:h>
      <text:list text:style-name="L11">
        <text:list-item>
          <text:p text:style-name="P13">Frontend: Vercel / Netlify</text:p>
        </text:list-item>
        <text:list-item>
          <text:p text:style-name="P13">Backend: Render / Railway / Heroku</text:p>
        </text:list-item>
        <text:list-item>
          <text:p text:style-name="P13">Database: Firebase / MongoDB Atlas (Optional)</text:p>
        </text:list-item>
      </text:list>
      <text:p text:style-name="Horizontal_20_Line"/>
      <text:h text:style-name="Heading_20_2" text:outline-level="2"><text:soft-page-break/>🔧 Optional Future Add-ons</text:h>
      <text:list text:style-name="L12">
        <text:list-item>
          <text:p text:style-name="P14">Voice Input for birthdate</text:p>
        </text:list-item>
        <text:list-item>
          <text:p text:style-name="P14">Live Palm Scan using phone camera</text:p>
        </text:list-item>
        <text:list-item>
          <text:p text:style-name="P14">Chatbot for astrology Q&amp;A</text:p>
        </text:list-item>
        <text:list-item>
          <text:p text:style-name="P14">Social sharing of reports</text:p>
        </text:list-item>
      </text:list>
      <text:p text:style-name="Horizontal_20_Line"/>
      <text:h text:style-name="Heading_20_2" text:outline-level="2">🖇️ Summary</text:h>
      <text:p text:style-name="Text_20_body">AstroPalm is a creative blend of traditional astrology and modern AI. It can be built in modular fashion and scaled with more insights over time. Focus on clean UI, model accuracy, and personalized experiences to make it successful.</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16T09:49:26.938895130</meta:creation-date>
    <dc:date>2025-06-16T10:01:40.361323888</dc:date>
    <meta:editing-duration>PT12M12S</meta:editing-duration>
    <meta:editing-cycles>3</meta:editing-cycles>
    <meta:generator>LibreOffice/25.2.3.2$Linux_X86_64 LibreOffice_project/520$Build-2</meta:generator>
    <meta:document-statistic meta:table-count="0" meta:image-count="0" meta:object-count="0" meta:page-count="5" meta:paragraph-count="93" meta:word-count="494" meta:character-count="3094" meta:non-whitespace-character-count="2722"/>
  </office:meta>
</office:document-meta>
</file>